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center" draw:textarea-vertical-align="middle" draw:shadow-opacity="50%"/>
    </style:style>
    <style:style style:name="gr2" style:family="graphic" style:parent-style-name="standard">
      <style:graphic-properties draw:fill="solid" draw:fill-color="#ff3366" draw:opacity="50%" draw:textarea-horizontal-align="center" draw:textarea-vertical-align="middle" draw:shadow-opacity="50%"/>
    </style:style>
    <style:style style:name="gr3" style:family="graphic" style:parent-style-name="standard">
      <style:graphic-properties draw:fill="solid" draw:fill-color="#ff3366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276cm" draw:marker-end-width="0.276cm" draw:fill="solid" draw:fill-color="#cccccc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0047ff" draw:opacity="50%" draw:textarea-horizontal-align="center" draw:textarea-vertical-align="middle" draw:shadow-opacity="50%"/>
    </style:style>
    <style:style style:name="gr6" style:family="graphic" style:parent-style-name="standard">
      <style:graphic-properties draw:fill="solid" draw:fill-color="#0047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38cm"/>
    </style:style>
    <style:style style:name="gr8" style:family="graphic" style:parent-style-name="standard">
      <style:graphic-properties draw:stroke="none" svg:stroke-color="#000000" draw:fill="none" draw:fill-color="#ffffff" fo:min-height="1.034cm"/>
    </style:style>
    <style:style style:name="gr9" style:family="graphic" style:parent-style-name="standard">
      <style:graphic-properties draw:fill="solid" draw:fill-color="#b80047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="solid" draw:fill-color="#b80047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09cm"/>
    </style:style>
    <style:style style:name="gr12" style:family="graphic" style:parent-style-name="standard">
      <style:graphic-properties draw:fill="solid" draw:fill-color="#eb613d" draw:opacity="50%" draw:textarea-horizontal-align="center" draw:textarea-vertical-align="middle" draw:shadow-opacity="50%"/>
    </style:style>
    <style:style style:name="gr13" style:family="graphic" style:parent-style-name="standard">
      <style:graphic-properties draw:fill="solid" draw:fill-color="#eb613d" draw:textarea-horizontal-align="center" draw:textarea-vertical-align="middle"/>
    </style:style>
    <style:style style:name="gr14" style:family="graphic" style:parent-style-name="standard">
      <style:graphic-properties draw:fill="solid" draw:fill-color="#0099ff" draw:opacity="50%" draw:textarea-horizontal-align="center" draw:textarea-vertical-align="middle" draw:shadow-opacity="50%"/>
    </style:style>
    <style:style style:name="gr15" style:family="graphic" style:parent-style-name="standard">
      <style:graphic-properties draw:fill="solid" draw:fill-color="#0099ff" draw:textarea-horizontal-align="center" draw:textarea-vertical-align="middle"/>
    </style:style>
    <style:style style:name="gr16" style:family="graphic" style:parent-style-name="standard">
      <style:graphic-properties draw:fill="solid" draw:fill-color="#ff3333" draw:textarea-horizontal-align="center" draw:textarea-vertical-align="middle"/>
    </style:style>
    <style:style style:name="gr17" style:family="graphic" style:parent-style-name="standard">
      <style:graphic-properties draw:fill="solid" draw:fill-color="#99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688cm" svg:height="16.375cm" svg:x="1.149cm" svg:y="3.011cm">
          <text:p/>
        </draw:rect>
        <draw:g>
          <draw:ellipse draw:style-name="gr2" draw:text-style-name="P1" draw:layer="layout" svg:width="14.725cm" svg:height="1.963cm" svg:x="10.253cm" svg:y="11.187cm">
            <text:p/>
          </draw:ellipse>
          <draw:rect draw:style-name="gr3" draw:text-style-name="P1" draw:layer="layout" svg:width="2.875cm" svg:height="1.037cm" svg:x="12.624cm" svg:y="11.611cm">
            <text:p text:style-name="P1">Event</text:p>
          </draw:rect>
          <draw:rect draw:style-name="gr3" draw:text-style-name="P1" draw:layer="layout" svg:width="2.875cm" svg:height="1.037cm" svg:x="16.307cm" svg:y="11.611cm">
            <text:p text:style-name="P1">Datagram</text:p>
          </draw:rect>
          <draw:rect draw:style-name="gr3" draw:text-style-name="P1" draw:layer="layout" svg:width="2.875cm" svg:height="1.037cm" svg:x="19.987cm" svg:y="11.611cm">
            <text:p text:style-name="P1">Stream</text:p>
          </draw:rect>
        </draw:g>
        <draw:line draw:style-name="gr4" draw:text-style-name="P1" draw:layer="layout" svg:x1="9.709cm" svg:y1="15.4cm" svg:x2="25.522cm" svg:y2="15.4cm">
          <text:p/>
        </draw:line>
        <draw:g>
          <draw:ellipse draw:style-name="gr5" draw:text-style-name="P1" draw:layer="layout" svg:width="10.375cm" svg:height="1.563cm" svg:x="12.428cm" svg:y="18.037cm">
            <text:p/>
          </draw:ellipse>
          <draw:rect draw:style-name="gr6" draw:text-style-name="P1" draw:layer="layout" svg:width="6.225cm" svg:height="1.037cm" svg:x="14.544cm" svg:y="18.325cm">
            <text:p text:style-name="P1">Hardware Interface</text:p>
          </draw:rect>
        </draw:g>
        <draw:line draw:style-name="gr4" draw:text-style-name="P1" draw:layer="layout" svg:x1="9.659cm" svg:y1="11.017cm" svg:x2="25.571cm" svg:y2="11.017cm">
          <text:p/>
        </draw:line>
        <draw:line draw:style-name="gr4" draw:text-style-name="P1" draw:layer="layout" svg:x1="9.721cm" svg:y1="17.812cm" svg:x2="25.509cm" svg:y2="17.837cm">
          <text:p/>
        </draw:line>
        <draw:frame draw:style-name="gr7" draw:layer="layout" svg:width="5cm" svg:height="1.288cm" svg:x="1.182cm" svg:y="9.374cm">
          <draw:text-box>
            <text:p>House-Keeping</text:p>
          </draw:text-box>
        </draw:frame>
        <draw:frame draw:style-name="gr7" draw:layer="layout" svg:width="5cm" svg:height="1.288cm" svg:x="1.274cm" svg:y="18.199cm">
          <draw:text-box>
            <text:p>Physical Layer</text:p>
          </draw:text-box>
        </draw:frame>
        <draw:frame draw:style-name="gr7" draw:layer="layout" svg:width="3.725cm" svg:height="1.288cm" svg:x="1.182cm" svg:y="16.011cm">
          <draw:text-box>
            <text:p>Link Layer</text:p>
          </draw:text-box>
        </draw:frame>
        <draw:frame draw:style-name="gr8" draw:layer="layout" svg:width="5.713cm" svg:height="1.284cm" svg:x="1.182cm" svg:y="11.611cm">
          <draw:text-box>
            <text:p>Transport Layer</text:p>
          </draw:text-box>
        </draw:frame>
        <draw:frame draw:style-name="gr7" draw:layer="layout" svg:width="5cm" svg:height="1.288cm" svg:x="1.182cm" svg:y="4.9cm">
          <draw:text-box>
            <text:p>Higher Levels</text:p>
          </draw:text-box>
        </draw:frame>
        <draw:g>
          <draw:ellipse draw:style-name="gr9" draw:text-style-name="P1" draw:layer="layout" svg:width="9.45cm" svg:height="3.587cm" svg:x="12.89cm" svg:y="3.55cm">
            <text:p/>
          </draw:ellipse>
          <draw:rect draw:style-name="gr10" draw:text-style-name="P1" draw:layer="layout" svg:width="2.875cm" svg:height="1.037cm" svg:x="14.027cm" svg:y="5.45cm">
            <text:p text:style-name="P1">Traction</text:p>
          </draw:rect>
          <draw:rect draw:style-name="gr10" draw:text-style-name="P1" draw:layer="layout" svg:width="2.875cm" svg:height="1.037cm" svg:x="18.215cm" svg:y="4.188cm">
            <text:p text:style-name="P1">Signal</text:p>
          </draw:rect>
          <draw:rect draw:style-name="gr10" draw:text-style-name="P1" draw:layer="layout" svg:width="3.878cm" svg:height="1.037cm" svg:x="17.19cm" svg:y="5.45cm">
            <text:p text:style-name="P1">Auto-Config</text:p>
          </draw:rect>
          <draw:rect draw:style-name="gr10" draw:text-style-name="P1" draw:layer="layout" svg:width="4.05cm" svg:height="1.037cm" svg:x="14.002cm" svg:y="4.213cm">
            <text:p text:style-name="P1">Route Setting</text:p>
          </draw:rect>
        </draw:g>
        <draw:frame draw:style-name="gr11" draw:layer="layout" svg:width="4.961cm" svg:height="1.159cm" svg:x="1.182cm" svg:y="7.175cm">
          <draw:text-box>
            <text:p>Configuration</text:p>
          </draw:text-box>
        </draw:frame>
        <draw:frame draw:style-name="gr7" draw:text-style-name="P2" draw:layer="layout" svg:width="12.873cm" svg:height="1.288cm" svg:x="11.179cm" svg:y="1.755cm">
          <draw:text-box>
            <text:p><text:span text:style-name="T1">Layering of Standards/Protocols</text:span></text:p>
          </draw:text-box>
        </draw:frame>
        <draw:g>
          <draw:ellipse draw:style-name="gr12" draw:text-style-name="P1" draw:layer="layout" svg:width="6.375cm" svg:height="5.238cm" svg:x="8.125cm" svg:y="5.287cm">
            <text:p/>
          </draw:ellipse>
          <draw:rect draw:style-name="gr13" draw:text-style-name="P1" draw:layer="layout" svg:width="1.767cm" svg:height="1.037cm" svg:x="9.213cm" svg:y="6.262cm">
            <text:p text:style-name="P1">PIP</text:p>
          </draw:rect>
          <draw:rect draw:style-name="gr13" draw:text-style-name="P1" draw:layer="layout" svg:width="2.08cm" svg:height="1.037cm" svg:x="9.225cm" svg:y="7.475cm">
            <text:p text:style-name="P1">SNI</text:p>
          </draw:rect>
          <draw:rect draw:style-name="gr13" draw:text-style-name="P1" draw:layer="layout" svg:width="1.488cm" svg:height="1.037cm" svg:x="11.655cm" svg:y="8.712cm">
            <text:p text:style-name="P1">BG</text:p>
          </draw:rect>
          <draw:rect draw:style-name="gr13" draw:text-style-name="P1" draw:layer="layout" svg:width="2.177cm" svg:height="1.037cm" svg:x="9.255cm" svg:y="8.724cm">
            <text:p text:style-name="P1">Teach</text:p>
          </draw:rect>
          <draw:rect draw:style-name="gr13" draw:text-style-name="P1" draw:layer="layout" svg:width="2.516cm" svg:height="1.037cm" svg:x="11.139cm" svg:y="6.312cm">
            <text:p text:style-name="P1">Reserve</text:p>
          </draw:rect>
          <draw:rect draw:style-name="gr13" draw:text-style-name="P1" draw:layer="layout" svg:width="2.08cm" svg:height="1.037cm" svg:x="11.55cm" svg:y="7.487cm">
            <text:p text:style-name="P1">MCP</text:p>
          </draw:rect>
        </draw:g>
        <draw:g>
          <draw:ellipse draw:style-name="gr14" draw:text-style-name="P1" draw:layer="layout" svg:width="13.35cm" svg:height="2.112cm" svg:x="10.94cm" svg:y="15.557cm">
            <text:p/>
          </draw:ellipse>
          <draw:rect draw:style-name="gr15" draw:text-style-name="P1" draw:layer="layout" svg:width="2.875cm" svg:height="1.037cm" svg:x="16.018cm" svg:y="16.13cm">
            <text:p text:style-name="P1">Buffer</text:p>
          </draw:rect>
          <draw:rect draw:style-name="gr15" draw:text-style-name="P1" draw:layer="layout" svg:width="2.875cm" svg:height="1.037cm" svg:x="12.506cm" svg:y="16.13cm">
            <text:p text:style-name="P1">Link</text:p>
          </draw:rect>
          <draw:rect draw:style-name="gr15" draw:text-style-name="P1" draw:layer="layout" svg:width="2.875cm" svg:height="1.037cm" svg:x="19.681cm" svg:y="16.106cm">
            <text:p text:style-name="P1">NodeID</text:p>
          </draw:rect>
        </draw:g>
        <draw:g>
          <draw:ellipse draw:style-name="gr12" draw:text-style-name="P1" draw:layer="layout" svg:width="6.5cm" svg:height="3.775cm" svg:x="19.4cm" svg:y="6.125cm">
            <text:p/>
          </draw:ellipse>
          <draw:rect draw:style-name="gr16" draw:text-style-name="P1" draw:layer="layout" svg:width="4.413cm" svg:height="1.037cm" svg:x="20.437cm" svg:y="8.262cm">
            <text:p text:style-name="P1">Configuration</text:p>
          </draw:rect>
          <draw:rect draw:style-name="gr16" draw:text-style-name="P1" draw:layer="layout" svg:width="2.488cm" svg:height="1.037cm" svg:x="20.05cm" svg:y="6.913cm">
            <text:p text:style-name="P1">CDI</text:p>
          </draw:rect>
          <draw:rect draw:style-name="gr16" draw:text-style-name="P1" draw:layer="layout" svg:width="2.488cm" svg:height="1.037cm" svg:x="22.737cm" svg:y="6.913cm">
            <text:p text:style-name="P1">ACDI</text:p>
          </draw:rect>
        </draw:g>
        <draw:line draw:style-name="gr4" draw:text-style-name="P1" draw:layer="layout" svg:x1="9.696cm" svg:y1="13.412cm" svg:x2="25.534cm" svg:y2="13.387cm">
          <text:p/>
        </draw:line>
        <draw:frame draw:style-name="gr7" draw:layer="layout" svg:width="4.742cm" svg:height="1.288cm" svg:x="1.182cm" svg:y="14.028cm">
          <draw:text-box>
            <text:p>Network Layer</text:p>
          </draw:text-box>
        </draw:frame>
        <draw:g>
          <draw:ellipse draw:style-name="gr1" draw:text-style-name="P1" draw:layer="layout" svg:width="9.975cm" svg:height="1.663cm" svg:x="12.628cm" svg:y="13.587cm">
            <text:p/>
          </draw:ellipse>
          <draw:rect draw:style-name="gr17" draw:text-style-name="P1" draw:layer="layout" svg:width="6.225cm" svg:height="1.037cm" svg:x="14.699cm" svg:y="13.925cm">
            <text:p text:style-name="P1">General Messages</text:p>
          </draw:rect>
        </draw:g>
        <draw:frame draw:style-name="gr7" draw:text-style-name="P3" draw:layer="layout" svg:width="5.675cm" svg:height="1.288cm" svg:x="1.182cm" svg:y="3.136cm">
          <draw:text-box>
            <text:p text:style-name="P3"><text:span text:style-name="T2">OpenLCB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3-01T10:37:01</meta:creation-date>
    <meta:editing-duration>PT426H49M50S</meta:editing-duration>
    <meta:editing-cycles>9</meta:editing-cycles>
    <meta:generator>OpenOffice.org/3.2$Unix OpenOffice.org_project/320m18$Build-9502</meta:generator>
    <meta:initial-creator>David Harris</meta:initial-creator>
    <dc:date>2012-06-06T22:52:06</dc:date>
    <dc:creator>David Harris</dc:creator>
    <meta:document-statistic meta:object-count="49"/>
  </office:meta>
</office:document-meta>
</file>